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officeooo:rsid="001f80f1" officeooo:paragraph-rsid="0033b98f"/>
    </style:style>
    <style:style style:name="P12" style:family="paragraph" style:parent-style-name="Standard">
      <style:text-properties fo:font-style="italic" officeooo:rsid="0022eabf" officeooo:paragraph-rsid="0022eabf" style:font-style-asian="italic" style:font-style-complex="italic"/>
    </style:style>
    <style:style style:name="P13" style:family="paragraph" style:parent-style-name="Standard">
      <style:text-properties fo:font-style="italic" officeooo:rsid="002494b7" officeooo:paragraph-rsid="002494b7" style:font-style-asian="italic" style:font-style-complex="italic"/>
    </style:style>
    <style:style style:name="P14" style:family="paragraph" style:parent-style-name="Standard">
      <style:text-properties fo:font-style="italic" officeooo:rsid="00266c53" officeooo:paragraph-rsid="00266c53" style:font-style-asian="italic" style:font-style-complex="italic"/>
    </style:style>
    <style:style style:name="P15" style:family="paragraph" style:parent-style-name="Standard">
      <style:text-properties fo:font-style="italic" officeooo:rsid="00277278" officeooo:paragraph-rsid="00277278" style:font-style-asian="italic" style:font-style-complex="italic"/>
    </style:style>
    <style:style style:name="P16" style:family="paragraph" style:parent-style-name="Standard">
      <style:text-properties fo:font-style="italic" officeooo:rsid="002651ba" officeooo:paragraph-rsid="002651ba" style:font-style-asian="italic" style:font-style-complex="italic"/>
    </style:style>
    <style:style style:name="P17"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18"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19" style:family="paragraph" style:parent-style-name="Standard">
      <style:text-properties fo:font-style="italic" fo:font-weight="normal" officeooo:rsid="002b9579" officeooo:paragraph-rsid="00326891" fo:background-color="transparent" style:font-style-asian="italic" style:font-weight-asian="normal" style:font-style-complex="italic" style:font-weight-complex="normal"/>
    </style:style>
    <style:style style:name="P20" style:family="paragraph" style:parent-style-name="Standard">
      <style:text-properties fo:font-style="italic" fo:font-weight="normal" officeooo:rsid="0030a8cc" officeooo:paragraph-rsid="0030a8cc" fo:background-color="transparent" style:font-style-asian="italic" style:font-weight-asian="normal" style:font-style-complex="italic" style:font-weight-complex="normal"/>
    </style:style>
    <style:style style:name="P21" style:family="paragraph" style:parent-style-name="Standard">
      <style:text-properties officeooo:rsid="002651ba" officeooo:paragraph-rsid="002651ba"/>
    </style:style>
    <style:style style:name="P22" style:family="paragraph" style:parent-style-name="Standard">
      <style:text-properties officeooo:rsid="00277278" officeooo:paragraph-rsid="00277278"/>
    </style:style>
    <style:style style:name="P23" style:family="paragraph" style:parent-style-name="Standard">
      <style:text-properties officeooo:rsid="00277278" officeooo:paragraph-rsid="00277278" fo:background-color="#ffff00"/>
    </style:style>
    <style:style style:name="P24" style:family="paragraph" style:parent-style-name="Standard">
      <style:text-properties fo:font-weight="bold" officeooo:rsid="0029e076" officeooo:paragraph-rsid="0029e076" fo:background-color="transparent" style:font-weight-asian="bold" style:font-weight-complex="bold"/>
    </style:style>
    <style:style style:name="P25" style:family="paragraph" style:parent-style-name="Standard">
      <style:text-properties fo:font-weight="normal" officeooo:rsid="0029e076" officeooo:paragraph-rsid="0029e076" fo:background-color="transparent" style:font-weight-asian="normal" style:font-weight-complex="normal"/>
    </style:style>
    <style:style style:name="P26" style:family="paragraph" style:parent-style-name="Standard">
      <style:text-properties fo:font-weight="normal" officeooo:rsid="0029e076" officeooo:paragraph-rsid="002b9579" fo:background-color="transparent" style:font-weight-asian="normal" style:font-weight-complex="normal"/>
    </style:style>
    <style:style style:name="P27" style:family="paragraph" style:parent-style-name="Standard">
      <style:text-properties fo:font-weight="normal" officeooo:rsid="0029e076" officeooo:paragraph-rsid="002ee2c1" fo:background-color="transparent" style:font-weight-asian="normal" style:font-weight-complex="normal"/>
    </style:style>
    <style:style style:name="P28" style:family="paragraph" style:parent-style-name="Standard">
      <style:text-properties fo:color="#c9211e" loext:opacity="100%" fo:font-weight="bold" officeooo:rsid="001f80f1" officeooo:paragraph-rsid="0020c23d" style:font-weight-asian="bold" style:font-weight-complex="bold"/>
    </style:style>
    <style:style style:name="P29" style:family="paragraph" style:parent-style-name="Standard">
      <style:text-properties fo:color="#c9211e" loext:opacity="100%" officeooo:rsid="001f80f1" officeooo:paragraph-rsid="0022eabf"/>
    </style:style>
    <style:style style:name="P30" style:family="paragraph" style:parent-style-name="Standard">
      <style:text-properties fo:color="#c9211e" loext:opacity="100%" officeooo:rsid="0022eabf" officeooo:paragraph-rsid="0022eabf"/>
    </style:style>
    <style:style style:name="P31" style:family="paragraph" style:parent-style-name="Standard">
      <style:text-properties officeooo:rsid="0033b98f" officeooo:paragraph-rsid="0033b98f"/>
    </style:style>
    <style:style style:name="P32" style:family="paragraph" style:parent-style-name="Standard">
      <style:text-properties officeooo:rsid="001f80f1" officeooo:paragraph-rsid="0037ead9"/>
    </style:style>
    <style:style style:name="P33" style:family="paragraph" style:parent-style-name="Standard">
      <style:text-properties officeooo:rsid="001f80f1" officeooo:paragraph-rsid="00397c8b"/>
    </style:style>
    <style:style style:name="P34" style:family="paragraph" style:parent-style-name="Standard">
      <style:text-properties officeooo:rsid="001f80f1" officeooo:paragraph-rsid="003cc6d6"/>
    </style:style>
    <style:style style:name="P35" style:family="paragraph" style:parent-style-name="Standard">
      <style:text-properties officeooo:rsid="001f80f1" officeooo:paragraph-rsid="0041550a"/>
    </style:style>
    <style:style style:name="P36" style:family="paragraph" style:parent-style-name="Standard">
      <style:text-properties officeooo:rsid="001f80f1" officeooo:paragraph-rsid="00428e78"/>
    </style:style>
    <style:style style:name="P37" style:family="paragraph" style:parent-style-name="Standard">
      <style:text-properties officeooo:rsid="001f80f1" officeooo:paragraph-rsid="00277278"/>
    </style:style>
    <style:style style:name="P38" style:family="paragraph" style:parent-style-name="Standard">
      <style:text-properties officeooo:rsid="001f80f1" officeooo:paragraph-rsid="004d8496"/>
    </style:style>
    <style:style style:name="P39" style:family="paragraph" style:parent-style-name="Standard">
      <style:text-properties style:use-window-font-color="true" loext:opacity="0%" fo:font-style="italic" officeooo:rsid="0022eabf" officeooo:paragraph-rsid="0022eabf" style:font-style-asian="italic" style:font-style-complex="italic"/>
    </style:style>
    <style:style style:name="P40" style:family="paragraph" style:parent-style-name="Standard">
      <style:text-properties officeooo:rsid="0041550a" officeooo:paragraph-rsid="003cc6d6"/>
    </style:style>
    <style:style style:name="P41" style:family="paragraph" style:parent-style-name="Standard">
      <style:text-properties fo:font-weight="bold" officeooo:rsid="001f80f1" officeooo:paragraph-rsid="0041550a" style:font-weight-asian="bold" style:font-weight-complex="bold"/>
    </style:style>
    <style:style style:name="P42" style:family="paragraph" style:parent-style-name="Standard">
      <style:text-properties fo:font-style="italic" officeooo:rsid="00277278" officeooo:paragraph-rsid="00277278" style:font-style-asian="italic" style:font-style-complex="italic"/>
    </style:style>
    <style:style style:name="P43" style:family="paragraph" style:parent-style-name="Standard">
      <style:text-properties fo:font-style="italic" officeooo:rsid="0047d3cd" officeooo:paragraph-rsid="0047d3cd" style:font-style-asian="italic" style:font-style-complex="italic"/>
    </style:style>
    <style:style style:name="P44" style:family="paragraph" style:parent-style-name="Standard">
      <style:text-properties officeooo:rsid="0047d3cd" officeooo:paragraph-rsid="0047d3cd"/>
    </style:style>
    <style:style style:name="P45" style:family="paragraph" style:parent-style-name="Standard">
      <style:text-properties officeooo:rsid="004e8356" officeooo:paragraph-rsid="004e8356"/>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66c53" style:font-style-asian="italic" style:font-style-complex="italic"/>
    </style:style>
    <style:style style:name="T10" style:family="text">
      <style:text-properties fo:font-style="italic" officeooo:rsid="0027076a" style:font-style-asian="italic" style:font-style-complex="italic"/>
    </style:style>
    <style:style style:name="T11" style:family="text">
      <style:text-properties fo:font-style="italic" officeooo:rsid="00277278" style:font-style-asian="italic" style:font-style-complex="italic"/>
    </style:style>
    <style:style style:name="T12" style:family="text">
      <style:text-properties fo:font-style="italic" officeooo:rsid="00367cdc" style:font-style-asian="italic" style:font-style-complex="italic"/>
    </style:style>
    <style:style style:name="T13" style:family="text">
      <style:text-properties fo:font-style="italic" officeooo:rsid="003706f0" style:font-style-asian="italic" style:font-style-complex="italic"/>
    </style:style>
    <style:style style:name="T14" style:family="text">
      <style:text-properties fo:font-style="italic" officeooo:rsid="00389ecb" style:font-style-asian="italic" style:font-style-complex="italic"/>
    </style:style>
    <style:style style:name="T15" style:family="text">
      <style:text-properties fo:font-style="italic" officeooo:rsid="00397c8b" style:font-style-asian="italic" style:font-style-complex="italic"/>
    </style:style>
    <style:style style:name="T16" style:family="text">
      <style:text-properties fo:font-style="italic" officeooo:rsid="003e237b" style:font-style-asian="italic" style:font-style-complex="italic"/>
    </style:style>
    <style:style style:name="T17" style:family="text">
      <style:text-properties fo:font-style="italic" officeooo:rsid="003fbf39" style:font-style-asian="italic" style:font-style-complex="italic"/>
    </style:style>
    <style:style style:name="T18" style:family="text">
      <style:text-properties fo:font-style="italic" officeooo:rsid="00404e6c" style:font-style-asian="italic" style:font-style-complex="italic"/>
    </style:style>
    <style:style style:name="T19" style:family="text">
      <style:text-properties fo:font-style="italic" officeooo:rsid="0041550a" style:font-style-asian="italic" style:font-style-complex="italic"/>
    </style:style>
    <style:style style:name="T20" style:family="text">
      <style:text-properties fo:font-style="italic" officeooo:rsid="00428e78" style:font-style-asian="italic" style:font-style-complex="italic"/>
    </style:style>
    <style:style style:name="T21" style:family="text">
      <style:text-properties fo:font-style="italic" officeooo:rsid="0042fc20" style:font-style-asian="italic" style:font-style-complex="italic"/>
    </style:style>
    <style:style style:name="T22" style:family="text">
      <style:text-properties fo:font-style="italic" officeooo:rsid="0044e121" style:font-style-asian="italic" style:font-style-complex="italic"/>
    </style:style>
    <style:style style:name="T23" style:family="text">
      <style:text-properties fo:font-style="italic" officeooo:rsid="00460720" style:font-style-asian="italic" style:font-style-complex="italic"/>
    </style:style>
    <style:style style:name="T24" style:family="text">
      <style:text-properties fo:font-style="italic" officeooo:rsid="004e8ff6" style:font-style-asian="italic" style:font-style-complex="italic"/>
    </style:style>
    <style:style style:name="T25" style:family="text">
      <style:text-properties officeooo:rsid="0020c23d"/>
    </style:style>
    <style:style style:name="T26" style:family="text">
      <style:text-properties fo:color="#c9211e" loext:opacity="100%"/>
    </style:style>
    <style:style style:name="T27" style:family="text">
      <style:text-properties fo:color="#c9211e" loext:opacity="100%" fo:font-weight="bold" style:font-weight-asian="bold" style:font-weight-complex="bold"/>
    </style:style>
    <style:style style:name="T28" style:family="text">
      <style:text-properties fo:color="#c9211e" loext:opacity="100%" fo:font-weight="bold" officeooo:rsid="0020c23d" style:font-weight-asian="bold" style:font-weight-complex="bold"/>
    </style:style>
    <style:style style:name="T29" style:family="text">
      <style:text-properties fo:color="#c9211e" loext:opacity="100%" fo:font-weight="bold" officeooo:rsid="00367cdc" style:font-weight-asian="bold" style:font-weight-complex="bold"/>
    </style:style>
    <style:style style:name="T30" style:family="text">
      <style:text-properties fo:color="#c9211e" loext:opacity="100%" officeooo:rsid="0022eabf" fo:background-color="#ffff00" loext:char-shading-value="0"/>
    </style:style>
    <style:style style:name="T31" style:family="text">
      <style:text-properties fo:color="#c9211e" loext:opacity="100%" officeooo:rsid="0037ead9"/>
    </style:style>
    <style:style style:name="T32" style:family="text">
      <style:text-properties fo:color="#c9211e" loext:opacity="100%" officeooo:rsid="001f80f1"/>
    </style:style>
    <style:style style:name="T33" style:family="text">
      <style:text-properties officeooo:rsid="0022eabf"/>
    </style:style>
    <style:style style:name="T34" style:family="text">
      <style:text-properties fo:font-style="normal" officeooo:rsid="0022eabf" style:font-style-asian="normal" style:font-style-complex="normal"/>
    </style:style>
    <style:style style:name="T35" style:family="text">
      <style:text-properties fo:font-style="normal" officeooo:rsid="003e237b" style:font-style-asian="normal" style:font-style-complex="normal"/>
    </style:style>
    <style:style style:name="T36" style:family="text">
      <style:text-properties officeooo:rsid="002494b7"/>
    </style:style>
    <style:style style:name="T37" style:family="text">
      <style:text-properties officeooo:rsid="00266c53"/>
    </style:style>
    <style:style style:name="T38" style:family="text">
      <style:text-properties officeooo:rsid="0028926f"/>
    </style:style>
    <style:style style:name="T39" style:family="text">
      <style:text-properties style:use-window-font-color="true" loext:opacity="0%"/>
    </style:style>
    <style:style style:name="T40" style:family="text">
      <style:text-properties officeooo:rsid="003706f0"/>
    </style:style>
    <style:style style:name="T41" style:family="text">
      <style:text-properties officeooo:rsid="0037ead9"/>
    </style:style>
    <style:style style:name="T42" style:family="text">
      <style:text-properties officeooo:rsid="00389ecb"/>
    </style:style>
    <style:style style:name="T43" style:family="text">
      <style:text-properties officeooo:rsid="003fbf39"/>
    </style:style>
    <style:style style:name="T44" style:family="text">
      <style:text-properties officeooo:rsid="00428e78"/>
    </style:style>
    <style:style style:name="T45" style:family="text">
      <style:text-properties officeooo:rsid="0042fc20"/>
    </style:style>
    <style:style style:name="T46" style:family="text">
      <style:text-properties officeooo:rsid="0044e121"/>
    </style:style>
    <style:style style:name="T47" style:family="text">
      <style:text-properties officeooo:rsid="00460720"/>
    </style:style>
    <style:style style:name="T48" style:family="text">
      <style:text-properties officeooo:rsid="0047b7b4"/>
    </style:style>
    <style:style style:name="T49" style:family="text">
      <style:text-properties officeooo:rsid="004e8f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1"/>
      <text:p text:style-name="P2">Reviewer #1: REVIEW_NOTES_FOR_APPS-D-25-000<text:line-break/><text:line-break/>PAGE 02:<text:line-break/>LINE 36: after " need operator like 'demonstrates' 'shows' 'details'… "how to export…"</text:p>
      <text:p text:style-name="P2"/>
      <text:p text:style-name="P3"><text:span text:style-name="T12">Response: </text:span><text:span text:style-name="T3">Thank you, ‘demonstrates’ selected</text:span><text:line-break/><text:line-break/><text:span text:style-name="T27">Page 04:<text:line-break/>Line 47: Is it possible to modify to us non-US gov't sources for jurisdictional info?</text:span></text:p>
      <text:p text:style-name="P28"/>
      <text:p text:style-name="P3"><text:span text:style-name="T29">Response: This is a very timely concern. </text:span><text:span text:style-name="T28"><text:s/></text:span><text:line-break/><text:line-break/>Page 04:<text:line-break/>Line 60: "earths" should be "Earth's" since used in context as a possessive, proper name for the planet; not multiple soil types.</text:p>
      <text:p text:style-name="P2"/>
      <text:p text:style-name="P3"><text:span text:style-name="T12">Response: </text:span><text:span text:style-name="T3">Thank you.</text:span><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4"><text:span text:style-name="T12">Response: </text:span><text:span text:style-name="T4">Thank you, the first ‘and’ is omitted and the sentence now that reads more naturally.</text:span><text:span text:style-name="T25"> </text:span><text:line-break/><text:line-break/><text:span text:style-name="T26">Page 8:<text:line-break/>Line 147 to end: Seems like the authors are arguing for cross platform compatibility, but need to check if description of BL only covers use in a Linux environment.</text:span><text:line-break/><text:line-break/>Line 149: Not sure if sharing the author's opinion or the term 'finicky' is helpful. Perhaps specifying that MS Mail Merge operations can involve a lot of time to get formatting and other settings adjusted to make satisfactory labels of something like that.</text:p>
      <text:p text:style-name="P4"/>
      <text:p text:style-name="P5"><text:span text:style-name="T12">Response: </text:span><text:span text:style-name="T5">Thank you, this has long been a problematic sentence. “...can be problematic to set up”</text:span><text:line-break/><text:line-break/>Line 160: If we are offering opinions, the Symbiota label formatting leaves something to be desired.</text:p>
      <text:p text:style-name="P5"/>
      <text:p text:style-name="P5"><text:span text:style-name="T12">Response: </text:span><text:span text:style-name="T6">I appreciate the reviewers comment and agree, however I think it is evident we both sit at different positions in the hierarchy and, </text:span><text:span text:style-name="T13">from here,</text:span><text:span text:style-name="T6"> I cannot say what they can.</text:span><text:span text:style-name="T33"> </text:span><text:line-break/><text:line-break/>Page 11:<text:line-break/>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p>
      <text:p text:style-name="P5"><text:soft-page-break/><text:line-break/>Line 217: is pdfam a typo for pdfjam? And pdftek a typo for pdftk?</text:p>
      <text:p text:style-name="P5"/>
      <text:p text:style-name="P12"><text:span text:style-name="T40">Response: </text:span>Yes <text:span text:style-name="T40">it is.</text:span> <text:span text:style-name="T40">T</text:span>hank you for bringing this to our attention.</text:p>
      <text:p text:style-name="P32"><text:line-break/>Line 218: I don' think it's sufficient to 'suspect' other users can just figure this out (see note above). I'd prefer to read that it has actually be tested on WSL and what was the outcome.</text:p>
      <text:p text:style-name="P32"/>
      <text:p text:style-name="P32"><text:span text:style-name="T31">Response: Fair enough..</text:span><text:span text:style-name="T41"> </text:span><text:line-break/><text:line-break/>Page 13:<text:line-break/>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line-break/><text:line-break/><text:span text:style-name="T26">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29"/>
      <text:p text:style-name="P39"><text:span text:style-name="T42">Response: </text:span>Thank you for helping to clarify the language, we now use “will supply a warning message”</text:p>
      <text:p text:style-name="P30"/>
      <text:p text:style-name="P5"><text:span text:style-name="T30">ALSO REED: TODO Make sure the code matches this.</text:span><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p>
      <text:p text:style-name="P5"/>
      <text:p text:style-name="P33"><text:span text:style-name="T14">Response: </text:span><text:span text:style-name="T6">Thank you, yes this has always been </text:span><text:span text:style-name="T15">a difficult</text:span><text:span text:style-name="T6"> sentence. </text:span><text:span text:style-name="T15">It now reads</text:span><text:span text:style-name="T6">: </text:span></text:p>
      <text:p text:style-name="P33"><text:span text:style-name="T6"/></text:p>
      <text:p text:style-name="P34"><text:span text:style-name="T6">“The manual review process technically only has one optional function (after *coords2sf*), however given the importance of ensuring that coordinates are appropriately located for many of the modules in the software, we suggest all users perform it.”</text:span><text:span text:style-name="T34"> </text:span><text:line-break/><text:lin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p>
      <text:p text:style-name="P40"/>
      <text:p text:style-name="P35"><text:span text:style-name="T16">Response: Yes, the impetus for it’s existence came from the intersection of natural resources technicians, in particular those with less defined undergraduate preparation, with museums. <text:s/>Senior author has repeatedly emphasized the need for better addressing this audience as users; whereas first author tends to believe field workers are essentially </text:span><text:span text:style-name="T35">persona non grata</text:span><text:span text:style-name="T16"> in the literature. </text:span></text:p>
      <text:p text:style-name="P35"><text:span text:style-name="T16"/></text:p>
      <text:p text:style-name="P35"><text:span text:style-name="T19">Rather than discussing these details there, we have added the following to the discussion P1. </text:span></text:p>
      <text:p text:style-name="P35"><text:span text:style-name="T19"/></text:p>
      <text:p text:style-name="P35"><text:soft-page-break/><text:span text:style-name="T19">“While numerous tools have been developed for cleaning existing herbarium and museum records, few tools help to ensure that the data entered are accurate [@patten2024geographic].</text:span></text:p>
      <text:p text:style-name="P35"><text:span text:style-name="T19">We argue that the original collectors are the most qualified individuals to perform quality control checks and that BarnebyLives allows them to assume this responsibility in a relatively fast and streamlined format. </text:span></text:p>
      <text:p text:style-name="P41"><text:span text:style-name="T19">While BarnebyLives may be adopted by herbarium curators, its original use was for natural resource management employees (for example, US Forest Service, heritage programs, natural history surveys) and graduate students in ecology and conservation (e.g., performing inventory and community ecology work), and we expect it to be most widely used in this realm. </text:span></text:p>
      <text:p text:style-name="P41"><text:span text:style-name="T19">Beyond always having the data collected by BarnebyLives terminating in a label for a physical specimen, its utility may be extended to providing information for various biotic databases (e.g., heritage program databases) or modelling applications (e.g., modelling in community ecology) as a user sees fit.</text:span></text:p>
      <text:p text:style-name="P35"><text:span text:style-name="T19">By utilizing both R and LaTeX and having publicly available source code on Github, this program allows users immediate familiarity with the system for troubleshooting issues and implementing upgrades and modifications in project branches. “</text:span><text:line-break/><text:line-break/>Line 283: "tidyverses" should be "tidyverse"</text:p>
      <text:p text:style-name="P6"/>
      <text:p text:style-name="P6"><text:span text:style-name="T17">Response: </text:span><text:span text:style-name="T7">Thank you, modified to read: “using the purrr package from the tidyverse.”</text:span><text:line-break/><text:line-break/>Line 284: consider changing "to tailor to" to "to customize for"<text:line-break/></text:p>
      <text:p text:style-name="P13"><text:span text:style-name="T43">Response: </text:span>Thank you, “require modifications to customize for institutions”</text:p>
      <text:p text:style-name="P6"><text:line-break/>Page 15:<text:line-break/>Line 287: "label_writer writes" add 's'</text:p>
      <text:p text:style-name="P6"/>
      <text:p text:style-name="P36"><text:span text:style-name="T18">Response: </text:span><text:span text:style-name="T7">Thank you for your attention to detail.</text:span><text:span text:style-name="T36"> </text:span><text:line-break/><text:line-break/>Lines 288-290: Awesome!</text:p>
      <text:p text:style-name="P36"/>
      <text:p text:style-name="P36"><text:span text:style-name="T20">Response: Thank you, and always eagerly awaiting more.</text:span><text:span text:style-name="T44"> </text:span><text:line-break/><text:line-break/>Line 295: "authors" should be "authors' " assuming you mean both authors and this is plural possessive<text:line-break/></text:p>
      <text:p text:style-name="P16"><text:span text:style-name="T44">Response: </text:span>Thank you, <text:s/>“of the first author's collections”</text:p>
      <text:p text:style-name="P7"><text:line-break/>Page 16:<text:line-break/>Line 317: not sure what is meant "on naming" do you mean preferred binomials? Please clarify.<text:line-break/></text:p>
      <text:p text:style-name="P21"><text:span text:style-name="T20">Response: </text:span><text:span text:style-name="T2">Thank you, “suggestions on family level nomenclature” has been added to avoid ambiguity.</text:span> </text:p>
      <text:p text:style-name="P7"><text:line-break/>Line 327: "flagged 2 records" add 's'</text:p>
      <text:p text:style-name="P7"/>
      <text:p text:style-name="P7"><text:span text:style-name="T20">Response: </text:span><text:span text:style-name="T8">Thank you, the correction has been made. </text:span><text:line-break/><text:line-break/>Page 17:<text:line-break/><text:soft-page-break/>Line 332-333: Last sentence is a fragment. "…where the order of the specific epithet and the genus name [what?]"</text:p>
      <text:p text:style-name="P7"/>
      <text:p text:style-name="P7"><text:span text:style-name="T21">Response: </text:span><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14"><text:span text:style-name="T45">Response: </text:span>Thank you catching this, sorry about it,. </text:p>
      <text:p text:style-name="P11"><text:line-break/><text:span text:style-name="T39">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p>
      <text:p text:style-name="P31"><text:span text:style-name="T21">Response: </text:span><text:span text:style-name="T2">Thank you for giving me the courage to fight my spell check. ‘autofill’ has been used.</text:span> </text:p>
      <text:p text:style-name="P11"><text:line-break/><text:span text:style-name="T39">Page 18:<text:line-break/>Lines 348-356: This paragraph obviates the commentary supplied for Figure 4 on page 26. Perhaps a suggestion that users wishing to customize their labels should familiarize themselves with the robust capabilities of LaTex.</text:span></text:p>
      <text:p text:style-name="P10"/>
      <text:p text:style-name="P44">Response: Thank you, although I am not sure I follow your comment completely. This paragraph has been modified to better reflect my intention to state that LaTeX out of the box works well, but minor alterations make it work fantastically. </text:p>
      <text:p text:style-name="P43"/>
      <text:p text:style-name="P43">“LaTeX, a software system used for typesetting, was developed to allow users to focus on the content rather than the style of the rendered documents. </text:p>
      <text:p text:style-name="P43">Indeed, using the default LaTeX settings along with standard templates allows users to produce aesthetically pleasing results (Figure 4). </text:p>
      <text:p text:style-name="P43">However, LaTeX also offers a rich suite of customizable parameters that offer users a wide variety of ways to modify labels that are under-explored in the package...”</text:p>
      <text:p text:style-name="P38"><text:line-break/><text:span text:style-name="T26">Line 357: I think you might want to reword this a bit. Scrap "Thematically" since you're talking about a geographic focal region. Maybe something like "Although the default geographic focal region of BL is WNA, the package supports the use of a 'domain'…"<text:line-break/><text:line-break/></text:span><text:span text:style-name="T39">Line 360: "topics in which more senior curators are interested,"</text:span></text:p>
      <text:p text:style-name="P38"><text:span text:style-name="T26"/></text:p>
      <text:p text:style-name="P45"><text:span text:style-name="T2">Response: Thank you, we have incorporated </text:span><text:span text:style-name="T24">your</text:span><text:span text:style-name="T2"> restructuring of </text:span><text:span text:style-name="T24">this</text:span><text:span text:style-name="T2"> sentence</text:span><text:span text:style-name="T32"><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scene once we figured out how to measure Longitude accurately.</text:span><text:span text:style-name="T1"><text:line-break/><text:line-break/>Line 363: "on which it acquires information:"</text:span></text:p>
      <text:p text:style-name="P10"><text:soft-page-break/></text:p>
      <text:p text:style-name="P10"><text:span text:style-name="T11">Thank you, ‘on’ has been added.</text:span><text:line-break/><text:line-break/>Line 364: should there be a comma after 'geology' and before 'have'? I'm not sure if it would read easier that way.</text:p>
      <text:p text:style-name="P8"/>
      <text:p text:style-name="P8"><text:span text:style-name="T22">Reponse: </text:span><text:span text:style-name="T9">The comma after geology improves readability </text:span><text:span text:style-name="T22">for</text:span><text:span text:style-name="T9"> me.</text:span><text:span text:style-name="T37"> </text:span><text:line-break/><text:line-break/>Line 365: "is warranted" add 'is'</text:p>
      <text:p text:style-name="P8"/>
      <text:p text:style-name="P10"><text:span text:style-name="T22">Response: </text:span><text:span text:style-name="T9">Thank you.</text:span><text:line-break/><text:line-break/><text:span text:style-name="T26">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15"><text:span text:style-name="T46">Response: </text:span>Thank you for these suggestions, “people” has been subbed for botanists as it seems the most encompassing, and we’ve clarified we are discussing the <text:s/><text:span text:style-name="T1">“the </text:span>w<text:span text:style-name="T1">estern United States”. </text:span></text:p>
      <text:p text:style-name="P10"><text:line-break/>Page 19:<text:line-break/>Line 376: "software packages"</text:p>
      <text:p text:style-name="P9"/>
      <text:p text:style-name="P10"><text:span text:style-name="T22">Response: </text:span><text:span text:style-name="T10">Thank you for helping to clarify this.</text:span><text:line-break/><text:line-break/><text:span text:style-name="T26">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stack of other specimens.</text:span><text:line-break/></text:p>
      <text:p text:style-name="P15"><text:span text:style-name="T46">Reponse: </text:span>Thank you, another curator from a storied institution has noted this as well. This was an original design intention, creating something that felt timeless. Because I largely deal with sets a goal <text:soft-page-break/>was to create a core label, <text:s/>allowing institutions to stamp sheets as they receive them, and somewhat incorporate them without them appearing out of line. </text:p>
      <text:p text:style-name="P22"/>
      <text:p text:style-name="P23">Clearly, this functionality misses a core – if not the core – audience. I did originally have functionality to add ‘dot maps’ to labels for an institution. I will work on resurrecting this so that users can incorporate logos, <text:span text:style-name="T38">or other graphics….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REVIEWER 2 ============================================================</text:p>
      <text:p text:style-name="P24"/>
      <text:p text:style-name="P25">Line 68: "museuomics" --&gt; "museomics", I think that the spelling museomics is more common.</text:p>
      <text:p text:style-name="P25"/>
      <text:p text:style-name="P25"><text:soft-page-break/><text:span text:style-name="T23">Response: </text:span><text:span text:style-name="T2">Thank you for catching this, ‘museomics’ is now used. </text:span><text:line-break/><text:line-break/><text:span text:style-name="T26">Line 84: "Only specimens have the ability to: provide samples of DNA, secondary metabolites, or proteins, material for measuring (micro-)morphological attributes (Borges et al., 2020), and seeds and pollen". Is this true? I would rather think that fresh vegetative biological materials might even be required for most such studies. And that at least older herbarium specimens would not be suitable for many of these types of studies. Yes, I agree that "specimens remain the premier botanical data source into perpetuity", but not as the first choice for access to (high-quality) DNA, secondary metabolites etc</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25"/>
      <text:p text:style-name="P26"><text:span text:style-name="T23">Response: </text:span><text:span text:style-name="T2">We have simply removed ‘increasing’ which helps clarify the idea.</text:span> <text:line-break/><text:line-break/><text:span text:style-name="T26">Line 220: Most of the technical descriptions of the modules here might be more suitable to move to the vignettes to make the software paper briefer and more accessible for a reader just seeking a quick overview?</text:span><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19"><text:span text:style-name="T47">Response: </text:span>Thanks, I went back and forth and back and forth on including these details. I’ve added a log to the appendix for this. </text:p>
      <text:p text:style-name="P26"><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26"/>
      <text:p text:style-name="P18"><text:span text:style-name="T47">Response: </text:span>Thank you, yes that’s a great point, I’ve added this to the start of the results for people who may have skipped the methods because they are really just simply time trials. </text:p>
      <text:p text:style-name="P17"/>
      <text:p text:style-name="P27"><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p>
      <text:p text:style-name="P27"><text:line-break/>Some of the references are to reports or data sources, where I miss URLs or similar to assist the reader to locate such resources. See eg. line 405, 410, 419, 421, 442, 456, 458, 460, and 465.</text:p>
      <text:p text:style-name="P27"/>
      <text:p text:style-name="P20"><text:span text:style-name="T48">Response: </text:span>Thank <text:span text:style-name="T48">you</text:span> for making me dig my nose back in this. Most citations were unsatisfactory and I was tearing my hair out to do better. I am confident I have done as well as I can, given how some of these resources are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8-09T14:39:55.308904115</dc:date>
    <meta:editing-duration>PT4H52M51S</meta:editing-duration>
    <meta:editing-cycles>38</meta:editing-cycles>
    <meta:generator>LibreOffice/7.3.7.2$Linux_X86_64 LibreOffice_project/30$Build-2</meta:generator>
    <meta:document-statistic meta:table-count="0" meta:image-count="0" meta:object-count="0" meta:page-count="7" meta:paragraph-count="62" meta:word-count="2618" meta:character-count="16144" meta:non-whitespace-character-count="13502"/>
  </office:meta>
</office:document-meta>
</file>